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weight="bold" officeooo:rsid="0013397f" officeooo:paragraph-rsid="0013397f" style:font-weight-asian="bold" style:font-weight-complex="bold"/>
    </style:style>
    <style:style style:name="P2" style:family="paragraph" style:parent-style-name="Preformatted_20_Text">
      <style:paragraph-properties>
        <style:tab-stops>
          <style:tab-stop style:position="16.826cm" style:type="right"/>
        </style:tab-stops>
      </style:paragraph-properties>
      <style:text-properties officeooo:rsid="0013397f" officeooo:paragraph-rsid="0013397f"/>
    </style:style>
    <style:style style:name="P3" style:family="paragraph" style:parent-style-name="Preformatted_20_Text">
      <style:paragraph-properties fo:text-align="center" style:justify-single-word="false">
        <style:tab-stops>
          <style:tab-stop style:position="16.826cm" style:type="right"/>
        </style:tab-stops>
      </style:paragraph-properties>
      <style:text-properties officeooo:rsid="0013397f" officeooo:paragraph-rsid="0013397f"/>
    </style:style>
    <style:style style:name="P4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officeooo:rsid="0013397f" officeooo:paragraph-rsid="0013397f"/>
    </style:style>
    <style:style style:name="P5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style="italic" fo:font-weight="normal" officeooo:rsid="0013397f" officeooo:paragraph-rsid="0013397f" style:font-style-asian="italic" style:font-weight-asian="normal" style:font-style-complex="italic" style:font-weight-complex="normal"/>
    </style:style>
    <style:style style:name="P6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style="normal" fo:font-weight="normal" officeooo:rsid="0013397f" officeooo:paragraph-rsid="0013397f" style:font-style-asian="normal" style:font-weight-asian="normal" style:font-style-complex="normal" style:font-weight-complex="normal"/>
    </style:style>
    <style:style style:name="P7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style="normal" fo:font-weight="normal" officeooo:rsid="0013397f" officeooo:paragraph-rsid="0015c48a" style:font-style-asian="normal" style:font-weight-asian="normal" style:font-style-complex="normal" style:font-weight-complex="normal"/>
    </style:style>
    <style:style style:name="P8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style="normal" fo:font-weight="normal" officeooo:rsid="001912a0" officeooo:paragraph-rsid="001912a0" style:font-style-asian="normal" style:font-weight-asian="normal" style:font-style-complex="normal" style:font-weight-complex="normal"/>
    </style:style>
    <style:style style:name="P9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style="normal" fo:font-weight="bold" officeooo:rsid="0013397f" officeooo:paragraph-rsid="0013397f" style:font-style-asian="normal" style:font-weight-asian="bold" style:font-style-complex="normal" style:font-weight-complex="bold"/>
    </style:style>
    <style:style style:name="P10" style:family="paragraph" style:parent-style-name="Preformatted_20_Text">
      <style:paragraph-properties>
        <style:tab-stops>
          <style:tab-stop style:position="16.826cm" style:type="right"/>
        </style:tab-stops>
      </style:paragraph-properties>
      <style:text-properties officeooo:paragraph-rsid="0013397f"/>
    </style:style>
    <style:style style:name="P11" style:family="paragraph" style:parent-style-name="Preformatted_20_Text">
      <style:paragraph-properties fo:text-align="center" style:justify-single-word="false">
        <style:tab-stops>
          <style:tab-stop style:position="16.826cm" style:type="right"/>
        </style:tab-stops>
      </style:paragraph-properties>
      <style:text-properties officeooo:paragraph-rsid="0013397f"/>
    </style:style>
    <style:style style:name="P12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officeooo:paragraph-rsid="0015c48a"/>
    </style:style>
    <style:style style:name="P13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officeooo:paragraph-rsid="001912a0"/>
    </style:style>
    <style:style style:name="P14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officeooo:paragraph-rsid="001da225"/>
    </style:style>
    <style:style style:name="P15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officeooo:paragraph-rsid="001f8c0d"/>
    </style:style>
    <style:style style:name="P16" style:family="paragraph" style:parent-style-name="Text_20_body">
      <loext:graphic-properties draw:fill="none" draw:fill-color="#ffffff"/>
      <style:paragraph-properties fo:margin-top="0cm" fo:margin-bottom="0cm" loext:contextual-spacing="false" fo:background-color="transparent"/>
    </style:style>
    <style:style style:name="P17" style:family="paragraph" style:parent-style-name="Text_20_body">
      <loext:graphic-properties draw:fill="none" draw:fill-color="#ffffff"/>
      <style:paragraph-properties fo:margin-top="0cm" fo:margin-bottom="0cm" loext:contextual-spacing="false" fo:background-color="transparent"/>
      <style:text-properties fo:color="#0e101a" style:font-name="Liberation Mono" fo:font-size="10pt" fo:background-color="transparent" style:font-size-asian="10pt" style:font-size-complex="10pt"/>
    </style:style>
    <style:style style:name="P18" style:family="paragraph" style:parent-style-name="Text_20_body">
      <loext:graphic-properties draw:fill="none" draw:fill-color="#ffffff"/>
      <style:paragraph-properties fo:margin-top="0cm" fo:margin-bottom="0cm" loext:contextual-spacing="false" fo:background-color="transparent"/>
      <style:text-properties fo:color="#0e101a" style:font-name="Liberation Mono" fo:font-size="10pt" officeooo:rsid="0013397f" fo:background-color="transparent" style:font-size-asian="10pt" style:font-size-complex="10pt"/>
    </style:style>
    <style:style style:name="P19" style:family="paragraph" style:parent-style-name="Text_20_body">
      <loext:graphic-properties draw:fill="none" draw:fill-color="#ffffff"/>
      <style:paragraph-properties fo:margin-top="0cm" fo:margin-bottom="0cm" loext:contextual-spacing="false" fo:background-color="transparent"/>
      <style:text-properties fo:color="#0e101a" style:font-name="Liberation Mono" fo:font-size="10pt" officeooo:paragraph-rsid="002136b5" fo:background-color="transparent" style:font-size-asian="10pt" style:font-size-complex="10pt"/>
    </style:style>
    <style:style style:name="P20" style:family="paragraph" style:parent-style-name="Text_20_body">
      <loext:graphic-properties draw:fill="none" draw:fill-color="#ffffff"/>
      <style:paragraph-properties fo:margin-top="0cm" fo:margin-bottom="0cm" loext:contextual-spacing="false" fo:background-color="transparent"/>
      <style:text-properties style:font-name="Liberation Mono" fo:font-size="10pt" style:font-size-asian="10pt" style:font-size-complex="10pt"/>
    </style:style>
    <style:style style:name="P21" style:family="paragraph" style:parent-style-name="Text_20_body">
      <loext:graphic-properties draw:fill="none" draw:fill-color="#ffffff"/>
      <style:paragraph-properties fo:margin-top="0cm" fo:margin-bottom="0cm" loext:contextual-spacing="false" fo:background-color="transparent"/>
      <style:text-properties style:font-name="Liberation Mono" fo:font-size="10pt" officeooo:rsid="0013397f" style:font-size-asian="10pt" style:font-size-complex="10pt"/>
    </style:style>
    <style:style style:name="P22" style:family="paragraph" style:parent-style-name="Text_20_body">
      <loext:graphic-properties draw:fill="none" draw:fill-color="#ffffff"/>
      <style:paragraph-properties fo:margin-top="0cm" fo:margin-bottom="0cm" loext:contextual-spacing="false" fo:background-color="transparent"/>
      <style:text-properties fo:color="#0e101a" style:font-name="Liberation Mono" fo:font-size="10pt" officeooo:paragraph-rsid="00213d1f" fo:background-color="transparent" style:font-size-asian="10pt" style:font-size-complex="10pt"/>
    </style:style>
    <style:style style:name="P23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style="italic" fo:font-weight="normal" officeooo:rsid="00213d1f" officeooo:paragraph-rsid="00213d1f" style:font-style-asian="italic" style:font-weight-asian="normal" style:font-style-complex="italic" style:font-weight-complex="normal"/>
    </style:style>
    <style:style style:name="T1" style:family="text">
      <style:text-properties officeooo:rsid="0015c48a"/>
    </style:style>
    <style:style style:name="T2" style:family="text">
      <style:text-properties officeooo:rsid="0013397f"/>
    </style:style>
    <style:style style:name="T3" style:family="text">
      <style:text-properties style:font-name="Liberation Mono" fo:font-size="10pt" officeooo:rsid="0013397f" style:font-name-asian="Courier New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5c48a" style:font-name-asian="Courier New" style:font-size-asian="10pt" style:font-name-complex="Liberation Mono" style:font-size-complex="10pt"/>
    </style:style>
    <style:style style:name="T5" style:family="text">
      <style:text-properties style:font-name="Liberation Mono" fo:font-size="10pt" fo:font-style="normal" fo:font-weight="normal" officeooo:rsid="0015c48a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" style:family="text">
      <style:text-properties fo:font-style="normal" fo:font-weight="normal" officeooo:rsid="001912a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13d1f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222222" style:font-name="Liberation Mono" fo:font-size="10pt" fo:letter-spacing="normal" style:font-name-asian="Courier New" style:font-size-asian="10pt" style:font-name-complex="Liberation Mono" style:font-size-complex="10pt"/>
    </style:style>
    <style:style style:name="T9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4292e" style:font-name="SFMono-Regular" fo:font-size="9.75pt" fo:letter-spacing="normal" fo:font-style="normal" fo:font-weight="normal" officeooo:rsid="001912a0" style:font-style-asian="normal" style:font-weight-asian="normal" style:font-style-complex="normal" style:font-weight-complex="normal" loext:padding="0cm" loext:border="none"/>
    </style:style>
    <style:style style:name="T11" style:family="text">
      <style:text-properties fo:font-variant="normal" fo:text-transform="none" fo:color="#24292e" style:font-name="SFMono-Regular" fo:font-size="9.75pt" fo:letter-spacing="normal" fo:font-style="normal" style:text-underline-style="none" fo:font-weight="normal" officeooo:rsid="001912a0" style:font-style-asian="normal" style:font-weight-asian="normal" style:font-style-complex="normal" style:font-weight-complex="normal" loext:padding="0cm" loext:border="none"/>
    </style:style>
    <style:style style:name="T12" style:family="text">
      <style:text-properties fo:font-variant="normal" fo:text-transform="none" fo:color="#24292e" style:font-name="SFMono-Regular" fo:font-size="9.75pt" fo:letter-spacing="normal" fo:font-style="normal" style:text-underline-style="none" fo:font-weight="normal" officeooo:rsid="001da225" style:font-style-asian="normal" style:font-weight-asian="normal" style:font-style-complex="normal" style:font-weight-complex="normal" loext:padding="0cm" loext:border="none"/>
    </style:style>
    <style:style style:name="T13" style:family="text">
      <style:text-properties fo:font-variant="normal" fo:text-transform="none" fo:color="#24292e" style:font-name="SFMono-Regular" fo:font-size="9.75pt" fo:letter-spacing="normal" fo:font-style="normal" style:text-underline-style="none" fo:font-weight="normal" officeooo:rsid="001da225" style:font-name-asian="Liberation Mono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14" style:family="text">
      <style:text-properties fo:font-variant="normal" fo:text-transform="none" fo:color="#24292e" style:font-name="SFMono-Regular" fo:font-size="9.75pt" fo:letter-spacing="normal" fo:font-style="normal" style:text-underline-style="none" fo:font-weight="normal" officeooo:rsid="001f8c0d" style:font-name-asian="Liberation Mono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15" style:family="text">
      <style:text-properties fo:font-variant="normal" fo:text-transform="none" fo:color="#24292e" style:font-name="SFMono-Regular" fo:font-size="9.75pt" fo:letter-spacing="normal" fo:font-style="normal" style:text-underline-style="none" fo:font-weight="normal" officeooo:rsid="001912a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" style:family="text">
      <style:text-properties fo:font-variant="normal" fo:text-transform="none" fo:color="#24292e" style:font-name="SFMono-Regular" fo:font-size="9.75pt" fo:letter-spacing="normal" fo:font-style="normal" style:text-underline-style="none" fo:font-weight="normal" officeooo:rsid="001f8c0d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" style:family="text">
      <style:text-properties fo:font-variant="normal" fo:text-transform="none" fo:color="#24292e" style:font-name="apple-system" fo:font-size="12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24292e" style:font-name="apple-system" fo:font-size="12pt" fo:letter-spacing="normal" fo:font-style="normal" fo:font-weight="normal" officeooo:rsid="001da225" loext:padding="0cm" loext:border="none"/>
    </style:style>
    <style:style style:name="T19" style:family="text">
      <style:text-properties fo:font-variant="normal" fo:text-transform="none" fo:color="#24292e" style:font-name="apple-system" fo:font-size="12pt" fo:letter-spacing="normal" fo:font-style="normal" style:text-underline-style="none" fo:font-weight="normal" officeooo:rsid="001912a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" style:family="text">
      <style:text-properties fo:font-variant="normal" fo:text-transform="none" fo:color="#24292e" style:font-name="apple-system" fo:font-size="12pt" fo:letter-spacing="normal" fo:font-style="normal" style:text-underline-style="none" fo:font-weight="normal" officeooo:rsid="001da225" style:font-name-asian="Liberation Mono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21" style:family="text">
      <style:text-properties fo:font-variant="normal" fo:text-transform="none" fo:color="#24292e" style:font-name="apple-system" fo:font-size="10pt" fo:letter-spacing="normal" fo:font-style="normal" fo:font-weight="normal" officeooo:rsid="001da225" style:font-size-asian="10pt" style:font-size-complex="10pt" loext:padding="0cm" loext:border="none"/>
    </style:style>
    <style:style style:name="T22" style:family="text">
      <style:text-properties fo:font-variant="normal" fo:text-transform="none" fo:color="#24292e" style:font-name="Liberation Mono" fo:font-size="10pt" fo:letter-spacing="normal" fo:font-style="normal" style:text-underline-style="none" fo:font-weight="normal" officeooo:rsid="001da225" style:font-name-asian="Liberation Mono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23" style:family="text">
      <style:text-properties fo:font-variant="normal" fo:text-transform="none" fo:color="#24292e" style:font-name="Liberation Mono" fo:font-size="10pt" fo:letter-spacing="normal" fo:font-style="normal" style:text-underline-style="none" fo:font-weight="normal" officeooo:rsid="001f8c0d" style:font-name-asian="Liberation Mono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24" style:family="text">
      <style:text-properties fo:color="#0e101a" style:font-name="Liberation Mono" fo:font-size="10pt" fo:background-color="transparent" loext:char-shading-value="0" style:font-size-asian="10pt" style:font-size-complex="10pt"/>
    </style:style>
    <style:style style:name="T25" style:family="text">
      <style:text-properties fo:color="#4a6ee0" style:font-name="Liberation Mono" fo:font-size="10pt" fo:background-color="transparent" loext:char-shading-value="0" style:font-size-asian="10pt" style:font-size-complex="10pt"/>
    </style:style>
    <style:style style:name="T26" style:family="text">
      <style:text-properties officeooo:rsid="00213d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<text:tab/>Warsaw </text:span><text:span text:style-name="T3">1</text:span><text:span text:style-name="T4">8.05</text:span><text:span text:style-name="T2">.2018</text:span></text:p>
      <text:p text:style-name="P2"/>
      <text:p text:style-name="P11"><text:span text:style-name="T2">Linux for Embedded Systems – Laboratory ex. </text:span><text:span text:style-name="T3">4</text:span></text:p>
      <text:p text:style-name="P3"/>
      <text:p text:style-name="P4">The student(s): <text:span text:style-name="T1">Patryk Walczak</text:span></text:p>
      <text:p text:style-name="P4"/>
      <text:p text:style-name="P1">Description of the assignment</text:p>
      <text:p text:style-name="P1"/>
      <text:p text:style-name="P7">The subject of the assignment 4 is the implementation with the emulated Vexpress A9 board a device equipped with two forms of user interface: </text:p>
      <text:p text:style-name="P7"/>
      <text:p text:style-name="P7">1. simple buttons and LEDs should be used to control basic functions; </text:p>
      <text:p text:style-name="P7"/>
      <text:p text:style-name="P7">2. web interface (or other network interface) should be used to control advanced functions; </text:p>
      <text:p text:style-name="P7"/>
      <text:p text:style-name="P7">3. The design should include support for additional equipment connected to the board. In the simplest version it can be a built-in audio output. In a better version it can be an external USB audio card or other device. Please remember that QEMU allows you to share USB devices with the emulated board.</text:p>
      <text:p text:style-name="P6"/>
      <text:p text:style-name="P12"><text:span text:style-name="T5">I chosed the suggetion:<text:line-break/></text:span>D) Using the standard audio output of the RPi, please build the music player. The local buttons and LEDs should be used to switch on/off the player, to select the song and to control volume. The web interface should be used to cofigure the list songs, to download and to remove the song.</text:p>
      <text:p text:style-name="P6"/>
      <text:p text:style-name="P9">Procedure to recreate the design from the attached archive</text:p>
      <text:p text:style-name="P6"/>
      <text:p text:style-name="P7">I prepared: </text:p>
      <text:p text:style-name="P7">- build.sh – script which downloads and prepares the configuration </text:p>
      <text:p text:style-name="P7">- run_before – script which runs SwitchDemo </text:p>
      <text:p text:style-name="P7">- runme – script which runs QEMU and starts buildroot </text:p>
      <text:p text:style-name="P7"/>
      <text:p text:style-name="P7">To reproduce my script: </text:p>
      <text:p text:style-name="P7">1. run build.sh script </text:p>
      <text:p text:style-name="P7">2. run run_before script </text:p>
      <text:p text:style-name="P7">3. run runme script</text:p>
      <text:p text:style-name="P8">4. open browser and write address <text:a xlink:type="simple" xlink:href="http://localhost:2222/" text:style-name="Internet_20_link" text:visited-style-name="Visited_20_Internet_20_Link">http://localhost:2222/</text:a><text:span text:style-name="T8"> after the runme script ends its task</text:span></text:p>
      <text:p text:style-name="P5"/>
      <text:p text:style-name="P9">Description of the solution</text:p>
      <text:p text:style-name="P23"/>
      <text:p text:style-name="P23"/>
      <text:p text:style-name="P13"><text:span text:style-name="T6">For the solution, </text:span><text:span text:style-name="T7">I based on gpio_simpe_USB and </text:span><text:span text:style-name="T6">I had to add:</text:span><text:span text:style-name="Source_20_Text"><text:span text:style-name="T9"><text:line-break/></text:span></text:span><text:span text:style-name="Source_20_Text"><text:span text:style-name="T10">Target packages → Audio and video applications → alsa-utils → </text:span></text:span><text:span text:style-name="Source_20_Text"><text:span text:style-name="T9">alsamixer</text:span></text:span><text:span text:style-name="Source_20_Text"><text:span text:style-name="T17"> </text:span></text:span><text:span text:style-name="Source_20_Text"><text:span text:style-name="T21">and</text:span></text:span><text:span text:style-name="Source_20_Text"><text:span text:style-name="T18"> </text:span></text:span><text:span text:style-name="Source_20_Text"><text:span text:style-name="T9">speaker-test</text:span></text:span></text:p>
      <text:p text:style-name="P14"><text:span text:style-name="Source_20_Text"><text:span text:style-name="T11">Target packages → Audio and video applications → </text:span></text:span><text:span text:style-name="Source_20_Text"><text:span text:style-name="T12">mpd and mpd-mpc</text:span></text:span></text:p>
      <text:p text:style-name="P14"><text:span text:style-name="Source_20_Text"><text:span text:style-name="T11">Target packages → Audio and video applications → </text:span></text:span><text:span text:style-name="Source_20_Text"><text:span text:style-name="T12">mpd </text:span></text:span><text:span text:style-name="Source_20_Text"><text:span text:style-name="T11">→ </text:span></text:span><text:span text:style-name="Source_20_Text"><text:span text:style-name="T12">curl</text:span></text:span></text:p>
      <text:p text:style-name="P14"><text:span text:style-name="Source_20_Text"><text:span text:style-name="T11">Target packages → Audio and video applications → </text:span></text:span><text:span text:style-name="Source_20_Text"><text:span text:style-name="T12">mpd </text:span></text:span><text:span text:style-name="Source_20_Text"><text:span text:style-name="T11">→ </text:span></text:span><text:span text:style-name="Source_20_Text"><text:span text:style-name="T12">libsoxr and libsamplerate</text:span></text:span></text:p>
      <text:p text:style-name="P14"><text:span text:style-name="Source_20_Text"><text:span text:style-name="T11">Target packages → Audio and video applications → </text:span></text:span><text:span text:style-name="Source_20_Text"><text:span text:style-name="T12">mpd </text:span></text:span><text:span text:style-name="Source_20_Text"><text:span text:style-name="T11">→ </text:span></text:span><text:span text:style-name="Source_20_Text"><text:span text:style-name="T13">all decoder plugins except tremor<text:line-break/></text:span></text:span><text:span text:style-name="Source_20_Text"><text:span text:style-name="T15">Target packages → Interpreter languages and scripting → </text:span></text:span><text:span text:style-name="Source_20_Text"><text:span text:style-name="T13">python3 and:</text:span></text:span></text:p>
      <text:p text:style-name="P15"><text:span text:style-name="Source_20_Text"><text:span text:style-name="T15">→ </text:span></text:span><text:span text:style-name="Source_20_Text"><text:span text:style-name="T22">internal modules</text:span></text:span><text:span text:style-name="Source_20_Text"><text:span text:style-name="T20"> </text:span></text:span><text:span text:style-name="Source_20_Text"><text:span text:style-name="T19">: </text:span></text:span><text:span text:style-name="Source_20_Text"><text:span text:style-name="T15">readline</text:span></text:span><text:span text:style-name="Source_20_Text"><text:span text:style-name="T19">, </text:span></text:span><text:span text:style-name="Source_20_Text"><text:span text:style-name="T15">ssl</text:span></text:span><text:span text:style-name="Source_20_Text"><text:span text:style-name="T19">, </text:span></text:span><text:span text:style-name="Source_20_Text"><text:span text:style-name="T15">sqlite</text:span></text:span><text:span text:style-name="Source_20_Text"><text:span text:style-name="T19">, </text:span></text:span><text:span text:style-name="Source_20_Text"><text:span text:style-name="T15">zlib</text:span></text:span><text:span text:style-name="Source_20_Text"><text:span text:style-name="T19">, </text:span></text:span><text:span text:style-name="Source_20_Text"><text:span text:style-name="T15">xml</text:span></text:span><text:span text:style-name="Source_20_Text"><text:span text:style-name="T19">, </text:span></text:span><text:span text:style-name="Source_20_Text"><text:span text:style-name="T15">xz<text:line-break/>→ </text:span></text:span><text:span text:style-name="Source_20_Text"><text:span text:style-name="T22">e</text:span></text:span><text:span text:style-name="Source_20_Text"><text:span text:style-name="T23">xternal</text:span></text:span><text:span text:style-name="Source_20_Text"><text:span text:style-name="T22"> modules</text:span></text:span><text:span text:style-name="Source_20_Text"><text:span text:style-name="T20"> </text:span></text:span><text:span text:style-name="Source_20_Text"><text:span text:style-name="T19">: </text:span></text:span><text:span text:style-name="Source_20_Text"><text:span text:style-name="T15">python-flask</text:span></text:span><text:span text:style-name="Source_20_Text"><text:span text:style-name="T19">, </text:span></text:span><text:span text:style-name="Source_20_Text"><text:span text:style-name="T15">python-flask-babel</text:span></text:span><text:span text:style-name="Source_20_Text"><text:span text:style-name="T19">, </text:span></text:span><text:span text:style-name="Source_20_Text"><text:span text:style-name="T15">python-flask-login</text:span></text:span><text:span text:style-name="Source_20_Text"><text:span text:style-name="T19">, </text:span></text:span><text:span text:style-name="Source_20_Text"><text:span text:style-name="T15">python-wtforms</text:span></text:span><text:span text:style-name="Source_20_Text"><text:span text:style-name="T19">, <text:tab/></text:span></text:span><text:span text:style-name="Source_20_Text"><text:span text:style-name="T15">websockets<text:line-break/>Target packages → Networking applications → </text:span></text:span><text:span text:style-name="Source_20_Text"><text:span text:style-name="T13">i</text:span></text:span><text:span text:style-name="Source_20_Text"><text:span text:style-name="T14">fplugd</text:span></text:span><text:span text:style-name="Source_20_Text"><text:span text:style-name="T15"><text:line-break/>Target packages → Shell and utilities <text:s/>→ <text:s/></text:span></text:span><text:span text:style-name="Source_20_Text"><text:span text:style-name="T16">screen<text:line-break/></text:span></text:span></text:p>
      <text:p text:style-name="P18">Those packages are required in my solution.</text:p>
      <text:p text:style-name="P17">Doing the task I based on my previous solutions.</text:p>
      <text:p text:style-name="P20"/>
      <text:p text:style-name="P19">Buttons and LEDs controlled I had to transform from C++ code to the Python code. But the transformation is not perfect and the current version is no perfect. One <text:soft-page-break/>fast click on a button is to short for my algorithms which should handle the</text:p>
      <text:p text:style-name="P19">„bounce effect”. Each time you would like to use the button please hold the button for one second. To start/stop music use button 12, to play the next song hold button 13. To turn up <text:span text:style-name="T26">the volume </text:span>click button 14 and 15 to turn down.</text:p>
      <text:p text:style-name="P20"/>
      <text:p text:style-name="P17">In the case of the web service, I changed the upload and download endpoint for working with mp3 files. Additionally, I add „/up” endpoint to move a song up in the playlist and „/down” which move song one position down in the playlist. The endpoints are achievable but I made a form in the main path „/”. In the form user has to write the full name of the song and press „Up” or „Down” button to move the song in queue. The logging utility still works but I require the nickname and password only for upload<text:span text:style-name="T26">ing</text:span> and download<text:span text:style-name="T26">ing</text:span> song.</text:p>
      <text:p text:style-name="P20"/>
      <text:p text:style-name="P17">The main difference in the solution is using of the Music Player Daemon.</text:p>
      <text:p text:style-name="P22">With the utility, the buildroot play<text:span text:style-name="T26">s</text:span> the music and with the python functions the control is made in my applications. Each application (web service and music_player) has own MPDClient. <text:span text:style-name="T26">A</text:span>ll actions are performed <text:span text:style-name="T26">u</text:span>sing the clients.</text:p>
      <text:p text:style-name="P17">But the connection to the daemon sometimes is lost, and for th<text:span text:style-name="T26">is</text:span> purposes, the „reconnection()” function is in both programs. I think it is a better solution than disconnect<text:span text:style-name="T26">ing</text:span> each time. If the connection is active the function only checks it otherwise connect again to the MPD.</text:p>
      <text:p text:style-name="P20"/>
      <text:p text:style-name="P16"><text:span text:style-name="T24">The port 80 from qemu is forwarded to 2222 port in localhost. So for establishing a connection with the web service, the address is </text:span><text:a xlink:type="simple" xlink:href="http://localhost:2222/" office:target-frame-name="_blank" xlink:show="new" text:style-name="Internet_20_link" text:visited-style-name="Visited_20_Internet_20_Link"><text:span text:style-name="T25">http://localhost:2222/</text:span></text:a><text:span text:style-name="T24">.</text:span></text:p>
      <text:p text:style-name="P2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i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iekt_20_ze_20_strzałką" style:display-name="Obiekt ze strzałką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z_20_cieniem" style:display-name="Obiekt z cieniem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" style:display-name="Obiekt bez wypełnienia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reść_20_tekstu_20_wyrównany_20_do_20_lewej_20_i_20_prawej" style:display-name="Treść tekstu wyrównany do lewej i prawej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1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2" style:family="paragraph" style:parent-style-name="Domyślnie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łówek1" style:family="paragraph" style:parent-style-name="Domyś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łówek2" style:family="paragraph" style:parent-style-name="Domyś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ia_20_wymiarowa" style:display-name="Linia wymiarowa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myślnie_7e_LT_7e_Gliederung_20_1" style:display-name="Domyślnie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Gliederung_20_2" style:display-name="Domyślnie~LT~Gliederung 2" style:family="paragraph" style:parent-style-name="Domyślnie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omyślnie_7e_LT_7e_Gliederung_20_3" style:display-name="Domyślnie~LT~Gliederung 3" style:family="paragraph" style:parent-style-name="Domyślnie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omyślnie_7e_LT_7e_Gliederung_20_4" style:display-name="Domyślnie~LT~Gliederung 4" style:family="paragraph" style:parent-style-name="Domyślnie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5" style:display-name="Domyślnie~LT~Gliederung 5" style:family="paragraph" style:parent-style-name="Domyślnie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6" style:display-name="Domyślnie~LT~Gliederung 6" style:family="paragraph" style:parent-style-name="Domyślnie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7" style:display-name="Domyślnie~LT~Gliederung 7" style:family="paragraph" style:parent-style-name="Domyślnie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8" style:display-name="Domyślnie~LT~Gliederung 8" style:family="paragraph" style:parent-style-name="Domyślnie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9" style:display-name="Domyślnie~LT~Gliederung 9" style:family="paragraph" style:parent-style-name="Domyślnie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Titel" style:display-name="Domyślni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Untertitel" style:display-name="Domyślni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Notizen" style:display-name="Domyślni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Hintergrundobjekte" style:display-name="Domyślni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omyślnie_7e_LT_7e_Hintergrund" style:display-name="Domyślni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Obiekty_20_tła" style:display-name="Obiekty tł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ł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tki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onspekt_20_3" style:display-name="Konspekt 3" style:family="paragraph" style:parent-style-name="Konspekt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onspekt_20_4" style:display-name="Konspekt 4" style:family="paragraph" style:parent-style-name="Konspekt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5" style:display-name="Konspekt 5" style:family="paragraph" style:parent-style-name="Konspekt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9T14:18:33.065873432</dc:date>
    <meta:editing-duration>PT2H42M55S</meta:editing-duration>
    <meta:editing-cycles>12</meta:editing-cycles>
    <meta:generator>LibreOffice/6.3.5.2$Linux_X86_64 LibreOffice_project/30$Build-2</meta:generator>
    <meta:document-statistic meta:table-count="0" meta:image-count="0" meta:object-count="0" meta:page-count="2" meta:paragraph-count="35" meta:word-count="691" meta:character-count="4081" meta:non-whitespace-character-count="3406"/>
  </office:meta>
</office:document-meta>
</file>